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3530" officeooo:paragraph-rsid="00013530"/>
    </style:style>
    <style:style style:name="P2" style:family="paragraph" style:parent-style-name="Standard">
      <style:text-properties officeooo:rsid="00013530" officeooo:paragraph-rsid="0001f87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13530" officeooo:paragraph-rsid="0001353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f877" officeooo:paragraph-rsid="0001f87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a71c" officeooo:paragraph-rsid="0002a71c" style:font-weight-asian="bold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13530" officeooo:paragraph-rsid="00013530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01f877" officeooo:paragraph-rsid="0001f877"/>
    </style:style>
    <style:style style:name="P8" style:family="paragraph" style:parent-style-name="Standard">
      <style:text-properties style:text-underline-style="none" fo:font-weight="normal" officeooo:rsid="0002a71c" officeooo:paragraph-rsid="0002a71c" style:font-weight-asian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2a71c" officeooo:paragraph-rsid="0002a71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2fc56" officeooo:paragraph-rsid="0002fc5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normal" officeooo:rsid="0002a71c" officeooo:paragraph-rsid="0002a71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02a71c" officeooo:paragraph-rsid="0002a71c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rsid="0002fc56" officeooo:paragraph-rsid="0002a71c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02fc56" officeooo:paragraph-rsid="0002fc56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1f877"/>
    </style:style>
    <style:style style:name="T4" style:family="text">
      <style:text-properties officeooo:rsid="0001f877"/>
    </style:style>
    <style:style style:name="T5" style:family="text">
      <style:text-properties officeooo:rsid="0002a71c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sarrollo Web: SEO</text:p>
      <text:p text:style-name="P3">Index:</text:p>
      <text:p text:style-name="P1">- Puse la descripción de Pagina de Marketing digital, la mas usada por las grandes empresas de todo el mundo.</text:p>
      <text:p text:style-name="P1">- Agregue keywords como marketing, publicidad, empresas, digital y internet</text:p>
      <text:p text:style-name="P3">Contacto:</text:p>
      <text:p text:style-name="P1"><text:span text:style-name="T1">- Descripción</text:span>: Contacto de Marketing digital</text:p>
      <text:p text:style-name="P1"><text:span text:style-name="T1">- Keywords</text:span> como contacto, teléfono, mensajes, email y numero</text:p>
      <text:p text:style-name="P2"><text:span text:style-name="T2">Capacitacion:</text:span> </text:p>
      <text:p text:style-name="P2"><text:span text:style-name="T1">-</text:span><text:span text:style-name="T3">Descripcion:</text:span><text:span text:style-name="T4"> </text:span>Capacitacion de Marketing Digital, para trabajar donde estes</text:p>
      <text:p text:style-name="P1"><text:span text:style-name="T1">Keywords</text:span> como trabajo, capacitacion, estudio, remoto</text:p>
      <text:p text:style-name="P4">Trabaja: </text:p>
      <text:p text:style-name="P7"><text:span text:style-name="T1">Descripción:</text:span> Trabaja junto a M<text:span text:style-name="T5">D</text:span>, gran empresa de Marketing digital</text:p>
      <text:p text:style-name="P7"><text:span text:style-name="T1">Keywords</text:span>: Trabajar, empleados, equipo, trabajo remoto, home office</text:p>
      <text:p text:style-name="P4">Equipo:</text:p>
      <text:p text:style-name="P7"><text:span text:style-name="T1">Descripcion</text:span>: Equipo alrededor del mundo de Marketing digital</text:p>
      <text:p text:style-name="P7"><text:span text:style-name="T1">Keywords:</text:span> equipo, trabajar en equipo, team, multinacional</text:p>
      <text:p text:style-name="P5">TITULOS</text:p>
      <text:p text:style-name="P5">Index</text:p>
      <text:p text:style-name="P8">Cambie el titulo de Marketing digital a <text:span text:style-name="T6">“Agencia de Marketing Digital”</text:span></text:p>
      <text:p text:style-name="P12">Contacto</text:p>
      <text:p text:style-name="P9">Cambie el titulo de Contacto MD a “<text:span text:style-name="T6">Contacta a la Agencia de Marketing Digital”</text:span></text:p>
      <text:p text:style-name="P13">Capacitación</text:p>
      <text:p text:style-name="P9">Cambie el titulo de Capacitación a <text:span text:style-name="T6">“Capacitate con la mejor Agencia de Marketing Digital”</text:span></text:p>
      <text:p text:style-name="P14">Trabaja</text:p>
      <text:p text:style-name="P10">Cambie el titulo de Trabaja a<text:span text:style-name="T6"> “Trabaja junto a nosotros, la mejor agencia de MD”</text:span></text:p>
      <text:p text:style-name="P14"><text:span text:style-name="T6">Equipo</text:span></text:p>
      <text:p text:style-name="P10">Cambie el titulo de Equipo a<text:span text:style-name="T6"> “Conoce el equipo formado por MD”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2:50:08.195000000</meta:creation-date>
    <dc:date>2022-06-01T16:52:59.452000000</dc:date>
    <meta:editing-duration>PT27S</meta:editing-duration>
    <meta:editing-cycles>1</meta:editing-cycles>
    <meta:document-statistic meta:table-count="0" meta:image-count="0" meta:object-count="0" meta:page-count="1" meta:paragraph-count="27" meta:word-count="173" meta:character-count="1151" meta:non-whitespace-character-count="1003"/>
    <meta:generator>Trio_Office/6.2.8.2$Windows_x86 LibreOffice_project/</meta:generator>
  </office:meta>
</office:document-meta>
</file>